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2pt" officeooo:rsid="0002e730" officeooo:paragraph-rsid="0002e73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officeooo:rsid="0002e730" officeooo:paragraph-rsid="0002e73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rsid="0003298b" officeooo:paragraph-rsid="0003298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rsid="00038ecb" officeooo:paragraph-rsid="00038ec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052ee0" officeooo:paragraph-rsid="00052ee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64e12" officeooo:paragraph-rsid="00064e1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bold" officeooo:rsid="0002e730" officeooo:paragraph-rsid="0002e73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a933" loext:opacity="100%" style:font-name="Calibri" fo:font-size="14pt" style:text-underline-style="solid" style:text-underline-width="auto" style:text-underline-color="font-color" fo:font-weight="bold" officeooo:rsid="0008b908" officeooo:paragraph-rsid="0008b90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a9b0f" officeooo:paragraph-rsid="000a9b0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a933" loext:opacity="100%" style:font-name="Calibri" fo:font-size="14pt" style:text-underline-style="solid" style:text-underline-width="auto" style:text-underline-color="font-color" fo:font-weight="bold" officeooo:rsid="0002e730" officeooo:paragraph-rsid="0002e730" style:font-size-asian="14pt" style:font-weight-asian="bold" style:font-size-complex="14pt" style:font-weight-complex="bold"/>
    </style:style>
    <style:style style:name="T1" style:family="text">
      <style:text-properties officeooo:rsid="000329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298b" style:font-weight-asian="bold" style:font-weight-complex="bold"/>
    </style:style>
    <style:style style:name="T4" style:family="text">
      <style:text-properties fo:font-weight="bold" officeooo:rsid="00038ecb" style:font-weight-asian="bold" style:font-weight-complex="bold"/>
    </style:style>
    <style:style style:name="T5" style:family="text">
      <style:text-properties fo:font-weight="bold" officeooo:rsid="00064e12" style:font-weight-asian="bold" style:font-weight-complex="bold"/>
    </style:style>
    <style:style style:name="T6" style:family="text">
      <style:text-properties fo:font-weight="bold" officeooo:rsid="0008020a" style:font-weight-asian="bold" style:font-weight-complex="bold"/>
    </style:style>
    <style:style style:name="T7" style:family="text">
      <style:text-properties officeooo:rsid="00052ee0"/>
    </style:style>
    <style:style style:name="T8" style:family="text">
      <style:text-properties fo:font-weight="normal" officeooo:rsid="00052ee0" style:font-weight-asian="normal" style:font-weight-complex="normal"/>
    </style:style>
    <style:style style:name="T9" style:family="text">
      <style:text-properties fo:font-weight="normal" officeooo:rsid="00064e12" style:font-weight-asian="normal" style:font-weight-complex="normal"/>
    </style:style>
    <style:style style:name="T10" style:family="text">
      <style:text-properties officeooo:rsid="00064e12"/>
    </style:style>
    <style:style style:name="T11" style:family="text">
      <style:text-properties officeooo:rsid="00080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no José Eret Torres</text:p>
      <text:p text:style-name="P2"/>
      <text:p text:style-name="P8">Trabajo de clase</text:p>
      <text:p text:style-name="P2"/>
      <text:p text:style-name="P10">¿Para los navegadores principales que motores de renderizado usan?</text:p>
      <text:p text:style-name="P2"/>
      <text:p text:style-name="P2">El motor de renderizado de <text:span text:style-name="T3">Mozilla </text:span><text:span text:style-name="T2">Firefox</text:span> <text:span text:style-name="T1">y </text:span><text:span text:style-name="T3">Galeon</text:span><text:span text:style-name="T1"> </text:span>se llama <text:span text:style-name="T2">Geck</text:span><text:span text:style-name="T3">o.</text:span></text:p>
      <text:p text:style-name="P2"/>
      <text:p text:style-name="P3">El motor de renderizado de <text:span text:style-name="T2">Google</text:span> <text:span text:style-name="T2">chrome</text:span> es <text:span text:style-name="T4">B</text:span><text:span text:style-name="T2">link, </text:span><text:span text:style-name="T8">anteriormente usaba chromiu</text:span><text:span text:style-name="T9">m. </text:span></text:p>
      <text:p text:style-name="P3"/>
      <text:p text:style-name="P3">El motor de renderizado de <text:span text:style-name="T2">safari</text:span> es <text:span text:style-name="T2">WebKit. </text:span></text:p>
      <text:p text:style-name="P3"><text:span text:style-name="T2"/></text:p>
      <text:p text:style-name="P4">El motor de renderizado de <text:span text:style-name="T2">Microsoft Edge</text:span> actualmente es <text:span text:style-name="T2">Blink, </text:span><text:span text:style-name="T7">anteriormente hacia uso de su motor de renderizado llamado EdgeHTML basado en Trident. </text:span></text:p>
      <text:p text:style-name="P4"/>
      <text:p text:style-name="P5">El motor de renderizado de <text:span text:style-name="T2">Brave</text:span> es <text:span text:style-name="T2">Blink</text:span> <text:span text:style-name="T2">V8 FYI.</text:span></text:p>
      <text:p text:style-name="P5"><text:span text:style-name="T2"/></text:p>
      <text:p text:style-name="P5">El motor de renderizado de <text:span text:style-name="T2">Opera</text:span> <text:span text:style-name="T10">en la actualidad es </text:span><text:span text:style-name="T5">Blink</text:span></text:p>
      <text:p text:style-name="P7"/>
      <text:p text:style-name="P6">El motor de renderizado de <text:span text:style-name="T2">Duckduckgo</text:span> <text:span text:style-name="T11">es </text:span><text:span text:style-name="T6">WebKit</text:span><text:span text:style-name="T11">.</text:span></text:p>
      <text:p text:style-name="P6"/>
      <text:p text:style-name="P9">Conclusión. </text:p>
      <text:p text:style-name="P9"/>
      <text:p text:style-name="P9">Bibliografí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1:53:14.497000000</meta:creation-date>
    <dc:date>2024-09-17T12:38:13.619000000</dc:date>
    <meta:editing-duration>PT43M37S</meta:editing-duration>
    <meta:editing-cycles>9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2" meta:word-count="102" meta:character-count="630" meta:non-whitespace-character-count="535"/>
  </office:meta>
</office:document-meta>
</file>